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Рисунок 1" text:anchor-type="as-char" svg:x="0in" svg:y="0in" svg:width="6.69236in" svg:height="3.53487in" style:rel-width="scale" style:rel-height="scale"><draw:image xlink:href="media/image1.jpeg" xlink:type="simple" xlink:show="embed" xlink:actuate="onLoad"/><svg:desc>https://sun9-24.userapi.com/impg/uZe2SopfeeQ28J_wA5yYbnz_iEsyfTAZvlSt_A/WDFrrJEoPP4.jpg?size=1051x555&amp;quality=95&amp;sign=4508c3b60f06279640c74a2bc3ddf2bd&amp;type=album</svg:desc></draw:frame></text:span></text:p>
      <text:p text:style-name="Standard"><text:span text:style-name="T3"><draw:frame draw:style-name="a1" draw:name="Рисунок 4" text:anchor-type="as-char" svg:x="0in" svg:y="0in" svg:width="5.99097in" svg:height="3.78264in" style:rel-width="scale" style:rel-height="scale"><draw:image xlink:href="media/image2.jpeg" xlink:type="simple" xlink:show="embed" xlink:actuate="onLoad"/><svg:desc>https://sun9-74.userapi.com/impg/-fgAuB7jeWT8WUbOceIWn4gincfQBDJfzk77EA/OwVmhQfGUkI.jpg?size=575x363&amp;quality=95&amp;sign=91e22737bfe018e9533f474dcee14626&amp;type=album</svg:desc></draw:frame></text:span></text:p>
      <text:soft-page-break/>
      <text:p text:style-name="Standard"><text:span text:style-name="T4"><draw:frame draw:style-name="a2" draw:name="Рисунок 7" text:anchor-type="as-char" svg:x="0in" svg:y="0in" svg:width="5in" svg:height="3.69583in" style:rel-width="scale" style:rel-height="scale"><draw:image xlink:href="media/image3.jpeg" xlink:type="simple" xlink:show="embed" xlink:actuate="onLoad"/><svg:desc>https://sun9-36.userapi.com/impg/8i3DxbgYVyxyL0ImF8XQDByaAXdGRUioSq0GWg/33cEQpD7zb4.jpg?size=480x355&amp;quality=95&amp;sign=66ce9ec65404cac5faf7159cf39321b5&amp;type=album</svg:desc></draw:frame></text:span></text:p>
      <text:p text:style-name="Standard"><text:span text:style-name="T5"><draw:frame draw:style-name="a3" draw:name="Рисунок 10" text:anchor-type="as-char" svg:x="0in" svg:y="0in" svg:width="5.99097in" svg:height="3.78264in" style:rel-width="scale" style:rel-height="scale"><draw:image xlink:href="media/image2.jpeg" xlink:type="simple" xlink:show="embed" xlink:actuate="onLoad"/><svg:desc>https://sun9-74.userapi.com/impg/-fgAuB7jeWT8WUbOceIWn4gincfQBDJfzk77EA/OwVmhQfGUkI.jpg?size=575x363&amp;quality=95&amp;sign=91e22737bfe018e9533f474dcee14626&amp;type=album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test</dc:creator>
    <meta:creation-date>2009-04-16T11:32:00Z</meta:creation-date>
    <dc:date>2024-05-16T15:09:00Z</dc:date>
    <meta:template xlink:href="Normal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1" meta:word-count="1" meta:character-count="7" meta:row-count="1" meta:non-whitespace-character-count="7"/>
  </office:meta>
</office:document-meta>
</file>